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9.999cm"/>
    </style:style>
    <style:style style:name="co2" style:family="table-column">
      <style:table-column-properties fo:break-before="auto" style:column-width="2.293cm"/>
    </style:style>
    <style:style style:name="co3" style:family="table-column">
      <style:table-column-properties fo:break-before="auto" style:column-width="5.371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039cm"/>
    </style:style>
    <style:style style:name="co6" style:family="table-column">
      <style:table-column-properties fo:break-before="auto" style:column-width="2.99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</style:style>
    <style:style style:name="ce9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0.74pt solid #000000"/>
      <style:text-properties fo:color="#ff8000"/>
    </style:style>
    <style:style style:name="ce7" style:family="table-cell" style:parent-style-name="Default">
      <style:table-cell-properties style:cell-protect="protected" style:print-content="true" fo:wrap-option="no-wrap" fo:border="0.74pt solid #000000" style:shrink-to-fit="false"/>
      <style:paragraph-properties style:writing-mode="lr-tb"/>
      <style:text-properties fo:font-weight="bold" style:font-weight-asian="bold" style:font-weight-complex="bold" fo:hyphenate="false"/>
    </style:style>
    <style:style style:name="ce8" style:family="table-cell" style:parent-style-name="Default">
      <style:table-cell-properties style:cell-protect="protected" style:print-content="true" fo:wrap-option="no-wrap" fo:border="0.74pt solid #000000" style:shrink-to-fit="false"/>
      <style:paragraph-properties style:writing-mode="lr-tb"/>
      <style:text-properties fo:hyphenate="false"/>
    </style:style>
    <style:style style:name="ce1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8"/>
        <table:table-column table:style-name="co5" table:default-cell-style-name="ce16"/>
        <table:table-column table:style-name="co6" table:default-cell-style-name="ce16"/>
        <table:table-row table:style-name="ro1">
          <table:table-cell table:style-name="ce1" office:value-type="string" calcext:value-type="string">
            <text:p>Источник</text:p>
          </table:table-cell>
          <table:table-cell table:style-name="ce1" office:value-type="string" calcext:value-type="string">
            <text:p>HTML</text:p>
          </table:table-cell>
          <table:table-cell table:style-name="ce5" office:value-type="string" calcext:value-type="string">
            <text:p>Ключевые слова</text:p>
          </table:table-cell>
          <table:table-cell table:style-name="ce7" office:value-type="string" calcext:value-type="string">
            <text:p>Селекторы</text:p>
          </table:table-cell>
          <table:table-cell table:style-name="ce15" office:value-type="string" calcext:value-type="string">
            <text:p>Найден</text:p>
          </table:table-cell>
          <table:table-cell table:style-name="ce15" office:value-type="string" calcext:value-type="string">
            <text:p>Комментарий</text:p>
          </table:table-cell>
        </table:table-row>
        <table:table-row table:style-name="ro1">
          <table:table-cell table:style-name="ce3" office:value-type="string" calcext:value-type="string" table:number-columns-spanned="1" table:number-rows-spanned="2">
            <text:p>ВРП с 1998г</text:p>
          </table:table-cell>
          <table:table-cell table:style-name="ce3" office:value-type="string" calcext:value-type="string" table:number-columns-spanned="1" table:number-rows-spanned="2">
            <text:p>accounts.html</text:p>
          </table:table-cell>
          <table:table-cell office:value-type="string" calcext:value-type="string">
            <text:p>Валовой региональный продукт</text:p>
          </table:table-cell>
          <table:table-cell office:value-type="string" calcext:value-type="string">
            <text:p>body &gt; main &gt; section:nth-child(2) &gt; div &gt; div &gt; div &gt; div &gt; div &gt; div &gt; div.col-lg-8.order-1.order-lg-1 &gt; div &gt; div:nth-child(2) &gt; div &gt; div.toggle-section__content.toggle-section__content--open &gt; div &gt; div &gt; div &gt; div:nth-child(2) &gt; div &gt; div.toggle-card__header &gt; a &gt; div.toggle-card__titl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covered-table-cell table:number-columns-repeated="2" table:style-name="ce9"/>
          <table:table-cell office:value-type="string" calcext:value-type="string">
            <text:p>ВРП с 1998 года</text:p>
          </table:table-cell>
          <table:table-cell office:value-type="string" calcext:value-type="string">
            <text:p>body &gt; main &gt; section:nth-child(2) &gt; div &gt; div &gt; div &gt; div &gt; div &gt; div &gt; div.col-lg-8.order-1.order-lg-1 &gt; div &gt; div:nth-child(2) &gt; div &gt; div.toggle-section__content.toggle-section__content--open &gt; div &gt; div &gt; div &gt; div:nth-child(2) &gt; div &gt; div.toggle-card__main &gt; div &gt; div &gt; div &gt; div:nth-child(1) &gt; div.document-list__item-link &gt; a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style-name="ce3" office:value-type="string" calcext:value-type="string" table:number-columns-spanned="1" table:number-rows-spanned="2">
            <text:p>ВВП с 1995г.</text:p>
          </table:table-cell>
          <table:table-cell table:style-name="ce3" office:value-type="string" calcext:value-type="string" table:number-columns-spanned="1" table:number-rows-spanned="2">
            <text:p>accounts.html</text:p>
          </table:table-cell>
          <table:table-cell office:value-type="string" calcext:value-type="string">
            <text:p>Валовой внутренний продукт</text:p>
          </table:table-cell>
          <table:table-cell office:value-type="string" calcext:value-type="string">
            <text:p>body &gt; main &gt; section:nth-child(2) &gt; div &gt; div &gt; div &gt; div &gt; div &gt; div &gt; div.col-lg-8.order-1.order-lg-1 &gt; div &gt; div:nth-child(2) &gt; div &gt; div.toggle-section__content.toggle-section__content--open &gt; div &gt; div &gt; div &gt; div:nth-child(1) &gt; div &gt; div.toggle-card__header &gt; a &gt; div.toggle-card__titl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covered-table-cell table:number-columns-repeated="2" table:style-name="ce9"/>
          <table:table-cell office:value-type="string" calcext:value-type="string">
            <text:p>ВВП годы (с 1995 г.)</text:p>
          </table:table-cell>
          <table:table-cell office:value-type="string" calcext:value-type="string">
            <text:p>body &gt; main &gt; section:nth-child(2) &gt; div &gt; div &gt; div &gt; div &gt; div &gt; div &gt; div.col-lg-8.order-1.order-lg-1 &gt; div &gt; div:nth-child(2) &gt; div &gt; div.toggle-section__content.toggle-section__content--open &gt; div &gt; div &gt; div &gt; div:nth-child(1) &gt; div &gt; div.toggle-card__main &gt; div &gt; div &gt; div &gt; div:nth-child(1) &gt; div.document-list__item-link &gt; a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style-name="ce9" office:value-type="string" calcext:value-type="string">
            <text:p>Сельскохозяйственное производство (Производство продукции сельского хозяйства в хозяйствах всех категорий по РФ)</text:p>
          </table:table-cell>
          <table:table-cell table:style-name="ce9" office:value-type="string" calcext:value-type="string">
            <text:p>50801.html</text:p>
          </table:table-cell>
          <table:table-cell table:style-name="ce6" office:value-type="string" calcext:value-type="string">
            <text:p>Январь-октябрь</text:p>
          </table:table-cell>
          <table:table-cell office:value-type="string" calcext:value-type="string">
            <text:p>body &gt; main &gt; section:nth-child(2) &gt; div &gt; div &gt; div &gt; div &gt; div &gt; div &gt; div.col-lg-8.order-1.order-lg-1 &gt; div &gt; div:nth-child(4) &gt; div &gt; div.toggle-section__content.toggle-section__content--open &gt; div &gt; div &gt; div &gt; div:nth-child(1) &gt; div.document-list__item-link &gt; a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style-name="ce9" office:value-type="string" calcext:value-type="string">
            <text:p>Информация для ведения мониторинга социально-экономического положения субъектов Российской Федерации</text:p>
          </table:table-cell>
          <table:table-cell table:style-name="ce9" office:value-type="string" calcext:value-type="string">
            <text:p>13259.html</text:p>
          </table:table-cell>
          <table:table-cell table:style-name="ce6" office:value-type="string" calcext:value-type="string">
            <text:p>Январь-октябрь 2025</text:p>
          </table:table-cell>
          <table:table-cell office:value-type="string" calcext:value-type="string">
            <text:p>body&gt;main&gt;section:nth-child(2)&gt;div&gt;div&gt;div&gt;div&gt;div&gt;div&gt;div.col-lg-8.order-1.order-lg-1&gt;div&gt;div:nth-child(4)&gt;div&gt;div.toggle-section__content.toggle-section__content--open&gt;div&gt;div&gt;div&gt;div&gt;div.document-list__item-link&gt;a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style-name="ce3" office:value-type="string" calcext:value-type="string" table:number-columns-spanned="1" table:number-rows-spanned="2">
            <text:p>Cоциально-экономическое положение Тюменской области (кроме Ханты-Мансийского автономного округа – Югры и Ямало-Ненецкого автономного округа)</text:p>
          </table:table-cell>
          <table:table-cell table:style-name="ce3" office:value-type="string" calcext:value-type="string" table:number-columns-spanned="1" table:number-rows-spanned="2">
            <text:p>30709.html</text:p>
          </table:table-cell>
          <table:table-cell table:style-name="ce6" office:value-type="string" calcext:value-type="string">
            <text:p>Информация за 2025 год</text:p>
          </table:table-cell>
          <table:table-cell office:value-type="string" calcext:value-type="string">
            <text:p>body &gt; main &gt; section:nth-child(2) &gt; div &gt; div &gt; div &gt; div &gt; div &gt; div &gt; div.col-lg-8.order-1.order-lg-1 &gt; div &gt; div:nth-child(4) &gt; div &gt; div.toggle-section__content.toggle-section__content--open &gt; div &gt; div &gt; div &gt; div:nth-child(1) &gt; div &gt; div.toggle-card__header &gt; a &gt; div.toggle-card__titl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covered-table-cell table:number-columns-repeated="2" table:style-name="ce9"/>
          <table:table-cell table:style-name="ce6" office:value-type="string" calcext:value-type="string">
            <text:p>Cоциально-экономическое положение Тюменской области (кроме Ханты-Мансийского автономного округа – Югры и Ямало-Ненецкого автономного округа) в январе-октябре 2025 года</text:p>
          </table:table-cell>
          <table:table-cell office:value-type="string" calcext:value-type="string">
            <text:p>div.toggle-section__content:nth-child(2)&gt;div:nth-child(1)&gt;div:nth-child(1)&gt;div:nth-child(1)&gt;div:nth-child(1)&gt;div:nth-child(1)&gt;div:nth-child(2)&gt;div:nth-child(1)&gt;div:nth-child(1)&gt;div:nth-child(1)&gt;div:nth-child(1)&gt;div:nth-child(1)&gt;a:nth-child(1)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style-name="ce3" office:value-type="string" calcext:value-type="string" table:number-columns-spanned="1" table:number-rows-spanned="3">
            <text:p>Индексы производства по ОКВЭД (КДЕС 2 ред.)</text:p>
          </table:table-cell>
          <table:table-cell table:style-name="ce3" office:value-type="string" calcext:value-type="string" table:number-columns-spanned="1" table:number-rows-spanned="3">
            <text:p>industrial.html</text:p>
          </table:table-cell>
          <table:table-cell office:value-type="string" calcext:value-type="string">
            <text:p>Индексы производства</text:p>
          </table:table-cell>
          <table:table-cell office:value-type="string" calcext:value-type="string">
            <text:p>body &gt; main &gt; section:nth-child(2) &gt; div &gt; div &gt; div &gt; div &gt; div &gt; div &gt; div.col-lg-8.order-1.order-lg-1 &gt; div &gt; div:nth-child(2) &gt; div &gt; div.toggle-section__content.toggle-section__content--open &gt; div &gt; div &gt; div &gt; div:nth-child(1) &gt; div &gt; div.toggle-card__header &gt; a &gt; div.toggle-card__titl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covered-table-cell table:number-columns-repeated="2" table:style-name="ce9"/>
          <table:table-cell office:value-type="string" calcext:value-type="string">
            <text:p>Данные по ОКВЭД2 (КДЕС Ред.2) (базисный 2018 год)</text:p>
          </table:table-cell>
          <table:table-cell office:value-type="string" calcext:value-type="string">
            <text:p>div.toggle-section__content:nth-child(1) &gt; div:nth-child(1) &gt; div:nth-child(1) &gt; div:nth-child(1) &gt; div:nth-child(1) &gt; div:nth-child(1) &gt; div:nth-child(2) &gt; div:nth-child(1) &gt; div:nth-child(1) &gt; div:nth-child(1) &gt; div:nth-child(3) &gt; div:nth-child(1) &gt; ul:nth-child(1) &gt; li:nth-child(1) &gt; div:nth-child(2) &gt; div:nth-child(1) &gt; a:nth-child(1)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covered-table-cell table:number-columns-repeated="2" table:style-name="ce9"/>
          <table:table-cell office:value-type="string" calcext:value-type="string">
            <text:p>Индексы производства по отдельным видам экономической деятельности по субъектам Российской Федерации</text:p>
          </table:table-cell>
          <table:table-cell office:value-type="string" calcext:value-type="string">
            <text:p>div.toggle-section__content:nth-child(1) &gt; div:nth-child(1) &gt; div:nth-child(1) &gt; div:nth-child(1) &gt; div:nth-child(1) &gt; div:nth-child(1) &gt; div:nth-child(2) &gt; div:nth-child(1) &gt; div:nth-child(1) &gt; div:nth-child(1) &gt; div:nth-child(3) &gt; div:nth-child(1) &gt; ul:nth-child(1) &gt; li:nth-child(1) &gt; div:nth-child(2) &gt; ul:nth-child(2) &gt; li:nth-child(1) &gt; div:nth-child(1) &gt; div:nth-child(1) &gt; div:nth-child(1) &gt; div:nth-child(1) &gt; div:nth-child(1) &gt; a:nth-child(1)</text:p>
          </table:table-cell>
          <table:table-cell office:value-type="string" calcext:value-type="string">
            <text:p>+/-</text:p>
          </table:table-cell>
          <table:table-cell office:value-type="string" calcext:value-type="string">
            <text:p>Ввиду особенностей алгоритма найден селектор, которому соответствуют несколько элементов</text:p>
          </table:table-cell>
        </table:table-row>
        <table:table-row table:style-name="ro1">
          <table:table-cell table:style-name="ce9" office:value-type="string" calcext:value-type="string">
            <text:p>Средний возраст населения на конец года, всего; Средний возраст М/Ж</text:p>
          </table:table-cell>
          <table:table-cell table:style-name="ce9" office:value-type="string" calcext:value-type="string">
            <text:p>13284.html</text:p>
          </table:table-cell>
          <table:table-cell office:value-type="string" calcext:value-type="string">
            <text:p>Численность населения Российской Федерации по полу и возрасту на 1 января 2024 года</text:p>
          </table:table-cell>
          <table:table-cell office:value-type="string" calcext:value-type="string">
            <text:p>body&gt;main&gt;section:nth-child(2)&gt;div&gt;div&gt;div&gt;div&gt;div&gt;div&gt;div.col-lg-8.order-1.order-lg-1&gt;div&gt;div:nth-child(4)&gt;div&gt;div.toggle-section__content&gt;div&gt;div.document-list&gt;div&gt;div&gt;div.document-list__item-link&gt;a</text:p>
          </table:table-cell>
          <table:table-cell office:value-type="string" calcext:value-type="string">
            <text:p>+/-</text:p>
          </table:table-cell>
          <table:table-cell office:value-type="string" calcext:value-type="string">
            <text:p>Ввиду особенностей алгоритма найден селектор, которому соответствуют несколько элементов</text:p>
          </table:table-cell>
        </table:table-row>
        <table:table-row table:style-name="ro1">
          <table:table-cell table:style-name="ce3" office:value-type="string" calcext:value-type="string" table:number-columns-spanned="1" table:number-rows-spanned="2">
            <text:p>Число родившихся, умерших; Естественный прирост/убыль</text:p>
          </table:table-cell>
          <table:table-cell table:style-name="ce3" office:value-type="string" calcext:value-type="string" table:number-columns-spanned="1" table:number-rows-spanned="2">
            <text:p>12781.html</text:p>
          </table:table-cell>
          <table:table-cell office:value-type="string" calcext:value-type="string">
            <text:p>Оперативная информация</text:p>
          </table:table-cell>
          <table:table-cell office:value-type="string" calcext:value-type="string">
            <text:p>body&gt;main&gt;section:nth-child(2)&gt;div&gt;div&gt;div&gt;div&gt;div&gt;div&gt;div.col-lg-8.order-1.order-lg-1&gt;div&gt;div:nth-child(3)&gt;div&gt;div.toggle-section__content&gt;div&gt;div&gt;div&gt;div:nth-child(2)&gt;div&gt;div.toggle-card__header&gt;a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Нужный элемент + его псевдоэлемент, приемлемо</text:p>
          </table:table-cell>
        </table:table-row>
        <table:table-row table:style-name="ro1">
          <table:covered-table-cell table:number-columns-repeated="2" table:style-name="ce9"/>
          <table:table-cell table:style-name="ce6" office:value-type="string" calcext:value-type="string">
            <text:p>Естественное движение населения (за март 2025 г.)</text:p>
          </table:table-cell>
          <table:table-cell office:value-type="string" calcext:value-type="string">
            <text:p>body&gt;main&gt;section:nth-child(2)&gt;div&gt;div&gt;div&gt;div&gt;div&gt;div&gt;div.col-lg-8.order-1.order-lg-1&gt;div&gt;div:nth-child(3)&gt;div&gt;div.toggle-section__content&gt;div&gt;div&gt;div&gt;div:nth-child(2)&gt;div&gt;div.toggle-card__main&gt;div&gt;div&gt;div&gt;div:nth-child(3)&gt;div.document-list__item-link&gt;a</text:p>
          </table:table-cell>
          <table:table-cell office:value-type="string" calcext:value-type="string">
            <text:p>+/-</text:p>
          </table:table-cell>
          <table:table-cell office:value-type="string" calcext:value-type="string">
            <text:p>Ввиду особенностей алгоритма найден селектор, которому соответствуют несколько элементов</text:p>
          </table:table-cell>
        </table:table-row>
        <table:table-row table:style-name="ro1">
          <table:table-cell table:style-name="ce3" office:value-type="string" calcext:value-type="string" table:number-columns-spanned="1" table:number-rows-spanned="2">
            <text:p>Просроченная задолженность по заработной плате по состоянию на конец периода</text:p>
          </table:table-cell>
          <table:table-cell table:style-name="ce3" office:value-type="string" calcext:value-type="string" table:number-columns-spanned="1" table:number-rows-spanned="2">
            <text:p>salaries.html</text:p>
          </table:table-cell>
          <table:table-cell office:value-type="string" calcext:value-type="string">
            <text:p>Среднемесячная начисленная номинальная и реальная заработная плата работников организаций</text:p>
          </table:table-cell>
          <table:table-cell office:value-type="string" calcext:value-type="string">
            <text:p>body &gt; main &gt; section:nth-child(2) &gt; div &gt; div &gt; div &gt; div &gt; div &gt; div &gt; div.col-lg-8.order-1.order-lg-1 &gt; div &gt; div:nth-child(2) &gt; div &gt; div.toggle-section__content.toggle-section__content--open &gt; div &gt; div &gt; div &gt; div:nth-child(1) &gt; div &gt; div.toggle-card__header &gt; a &gt; div.toggle-card__title</text:p>
          </table:table-cell>
          <table:table-cell office:value-type="string" calcext:value-type="string">
            <text:p>+/-</text:p>
          </table:table-cell>
          <table:table-cell office:value-type="string" calcext:value-type="string">
            <text:p>Ввиду особенностей алгоритма найден селектор, которому соответствуют несколько элементов</text:p>
          </table:table-cell>
        </table:table-row>
        <table:table-row table:style-name="ro1">
          <table:covered-table-cell table:number-columns-repeated="2" table:style-name="ce9"/>
          <table:table-cell office:value-type="string" calcext:value-type="string">
            <text:p>Просроченная задолженность по заработной плате работникам организаций, не относящихся к субъектам малого предпринимательства, по субъектам Российской Федерации c 2019 года</text:p>
          </table:table-cell>
          <table:table-cell office:value-type="string" calcext:value-type="string">
            <text:p>body&gt;main&gt;section:nth-child(2)&gt;div&gt;div&gt;div&gt;div&gt;div&gt;div&gt;div.col-lg-8.order-1.order-lg-1&gt;div&gt;div:nth-child(2)&gt;div&gt;div.toggle-section__content.toggle-section__content--open&gt;div&gt;div&gt;div&gt;div:nth-child(1)&gt;div&gt;div.toggle-card__main&gt;div&gt;div&gt;div&gt;div:nth-child(11)&gt;div.document-list__item-links&gt;div:nth-child(1)&gt;a</text:p>
          </table:table-cell>
          <table:table-cell office:value-type="string" calcext:value-type="string">
            <text:p>+/-</text:p>
          </table:table-cell>
          <table:table-cell office:value-type="string" calcext:value-type="string">
            <text:p>Ввиду особенностей алгоритма найден селектор, которому соответствуют несколько элементов</text:p>
          </table:table-cell>
        </table:table-row>
        <table:table-row table:style-name="ro1">
          <table:table-cell table:style-name="ce3" office:value-type="string" calcext:value-type="string" table:number-columns-spanned="1" table:number-rows-spanned="2">
            <text:p>Уровень бедности, в % от общей численности населения</text:p>
          </table:table-cell>
          <table:table-cell table:style-name="ce3" office:value-type="string" calcext:value-type="string" table:number-columns-spanned="1" table:number-rows-spanned="2">
            <text:p>13723.html</text:p>
          </table:table-cell>
          <table:table-cell office:value-type="string" calcext:value-type="string">
            <text:p>Уровень бедности</text:p>
          </table:table-cell>
          <table:table-cell office:value-type="string" calcext:value-type="string">
            <text:p>body &gt; main &gt; section:nth-child(2) &gt; div &gt; div &gt; div &gt; div &gt; div &gt; div &gt; div.col-lg-8.order-1.order-lg-1 &gt; div &gt; div:nth-child(2) &gt; div &gt; div:nth-child(2) &gt; div &gt; div &gt; div &gt; div:nth-child(4) &gt; div &gt; div.toggle-card__header &gt; a &gt; div.toggle-card__title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Нужный элемент + его псевдоэлемент, приемлемо</text:p>
          </table:table-cell>
        </table:table-row>
        <table:table-row table:style-name="ro1">
          <table:covered-table-cell table:number-columns-repeated="2" table:style-name="ce9"/>
          <table:table-cell office:value-type="string" calcext:value-type="string">
            <text:p>Численность населения с денежными доходами ниже границы бедности (величины прожиточного минимума) в целом по России и по субъектам Российской Федерации, в процентах от общей численности населения</text:p>
          </table:table-cell>
          <table:table-cell office:value-type="string" calcext:value-type="string">
            <text:p>body&gt;main&gt;section:nth-child(2)&gt;div&gt;div&gt;div&gt;div&gt;div&gt;div&gt;div.col-lg-8.order-1.order-lg-1&gt;div&gt;div:nth-child(2)&gt;div&gt;div:nth-child(2)&gt;div&gt;div&gt;div&gt;div:nth-child(4)&gt;div&gt;div.toggle-card__main&gt;div&gt;div&gt;div&gt;div:nth-child(1)&gt;div.document-list__item-link&gt;a</text:p>
          </table:table-cell>
          <table:table-cell office:value-type="string" calcext:value-type="string">
            <text:p>+/-</text:p>
          </table:table-cell>
          <table:table-cell office:value-type="string" calcext:value-type="string">
            <text:p>Ввиду особенностей алгоритма найден селектор, которому соответствуют несколько элементов</text:p>
          </table:table-cell>
        </table:table-row>
        <table:table-row table:style-name="ro1">
          <table:table-cell table:style-name="ce9" office:value-type="string" calcext:value-type="string">
            <text:p>Уровень зарегистрированной безработицы</text:p>
          </table:table-cell>
          <table:table-cell table:style-name="ce9" office:value-type="string" calcext:value-type="string">
            <text:p>50801.html</text:p>
          </table:table-cell>
          <table:table-cell office:value-type="string" calcext:value-type="string">
            <text:p>Социально-экономическое положение России - 2025 г.</text:p>
          </table:table-cell>
          <table:table-cell office:value-type="string" calcext:value-type="string">
            <text:p>body &gt; main &gt; section:nth-child(2) &gt; div &gt; div &gt; div &gt; div &gt; div &gt; div &gt; div.col-lg-8.order-1.order-lg-1 &gt; div &gt; div:nth-child(5) &gt; div &gt; div.toggle-section__content &gt; div &gt; div.document-list &gt; div &gt; div &gt; div.document-list__item-link &gt; a</text:p>
          </table:table-cell>
          <table:table-cell office:value-type="string" calcext:value-type="string">
            <text:p>+/-</text:p>
          </table:table-cell>
          <table:table-cell office:value-type="string" calcext:value-type="string">
            <text:p>Ввиду особенностей алгоритма найден селектор, которому соответствуют несколько элементов</text:p>
          </table:table-cell>
        </table:table-row>
        <table:table-row table:style-name="ro1">
          <table:table-cell table:style-name="ce3" office:value-type="string" calcext:value-type="string" table:number-columns-spanned="1" table:number-rows-spanned="2">
            <text:p>Ввод жилых домов</text:p>
          </table:table-cell>
          <table:table-cell table:style-name="ce3" office:value-type="string" calcext:value-type="string" table:number-columns-spanned="1" table:number-rows-spanned="2">
            <text:p>14458.html</text:p>
          </table:table-cell>
          <table:table-cell office:value-type="string" calcext:value-type="string">
            <text:p>Оперативная информация</text:p>
          </table:table-cell>
          <table:table-cell office:value-type="string" calcext:value-type="string">
            <text:p>body &gt; main &gt; section:nth-child(2) &gt; div &gt; div &gt; div &gt; div &gt; div &gt; div &gt; div.col-lg-8.order-1.order-lg-1 &gt; div &gt; div:nth-child(3) &gt; div &gt; div.toggle-section__content &gt; div &gt; div &gt; div &gt; div:nth-child(2) &gt; div &gt; div.toggle-card__header &gt; a &gt; div.toggle-card__title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Нужный элемент + его псевдоэлемент, приемлемо</text:p>
          </table:table-cell>
        </table:table-row>
        <table:table-row table:style-name="ro1">
          <table:covered-table-cell table:number-columns-repeated="2" table:style-name="ce9"/>
          <table:table-cell office:value-type="string" calcext:value-type="string">
            <text:p>Строительство жилых домов по субъектам Российской Федерации</text:p>
          </table:table-cell>
          <table:table-cell office:value-type="string" calcext:value-type="string">
            <text:p>body&gt;main&gt;section:nth-child(2)&gt;div&gt;div&gt;div&gt;div&gt;div&gt;div&gt;div.col-lg-8.order-1.order-lg-1&gt;div&gt;div:nth-child(3)&gt;div&gt;div.toggle-section__content&gt;div&gt;div&gt;div&gt;div:nth-child(2)&gt;div&gt;div.toggle-card__main&gt;div&gt;div&gt;div&gt;div:nth-child(1)&gt;div.document-list__item-link&gt;a</text:p>
          </table:table-cell>
          <table:table-cell office:value-type="string" calcext:value-type="string">
            <text:p>+/-</text:p>
          </table:table-cell>
          <table:table-cell office:value-type="string" calcext:value-type="string">
            <text:p>Ввиду особенностей алгоритма найден селектор, которому соответствуют несколько элементов</text:p>
          </table:table-cell>
        </table:table-row>
        <table:table-row table:style-name="ro1" table:number-rows-repeated="1048553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20">00.00.0000</text:date>, <text:time style:data-style-name="N2" text:time-value="17:16:33.724763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17T16:27:20.189227000</meta:creation-date>
    <dc:date>2025-12-20T17:44:47.278630000</dc:date>
    <meta:editing-duration>PT16M39S</meta:editing-duration>
    <meta:editing-cycles>3</meta:editing-cycles>
    <meta:generator>LibreOffice/25.2.1.2$MacOSX_AARCH64 LibreOffice_project/d3abf4aee5fd705e4a92bba33a32f40bc4e56f49</meta:generator>
    <meta:document-statistic meta:table-count="1" meta:cell-count="104" meta:object-count="0"/>
    <meta:user-defined meta:name=""/>
  </office:meta>
</office:document-meta>
</file>